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Arial, sans-serif"/>
    <style:font-face style:name="Menlo" svg:font-family="Menlo, Monaco, Consolas, 'Courier New', monospace"/>
    <style:font-face style:name="Open Sans" svg:font-family="'Open Sans', 'Lucida Grande', 'Helvetica Neue', Aria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.039cm" fo:margin-left="0.661cm" fo:margin-right="2.72cm" style:page-number="auto" table:align="margins"/>
    </style:style>
    <style:style style:name="Table1.A" style:family="table-column">
      <style:table-column-properties style:column-width="3.572cm" style:rel-column-width="2025*"/>
    </style:style>
    <style:style style:name="Table1.B" style:family="table-column">
      <style:table-column-properties style:column-width="4.471cm" style:rel-column-width="2535*"/>
    </style:style>
    <style:style style:name="Table1.C" style:family="table-column">
      <style:table-column-properties style:column-width="8.996cm" style:rel-column-width="51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 style:master-page-name="">
      <style:paragraph-properties fo:margin-left="0.9cm" fo:margin-right="-1.323cm" fo:text-indent="0cm" style:auto-text-indent="false" style:page-numb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left="0.9cm" fo:margin-right="-1.323cm" fo:text-indent="0cm" style:auto-text-indent="false"/>
      <style:text-properties fo:font-size="16pt" style:font-size-asian="16pt" style:font-size-complex="16pt"/>
    </style:style>
    <style:style style:name="P5" style:family="paragraph" style:parent-style-name="Standard" style:master-page-name="">
      <style:paragraph-properties fo:margin-left="0cm" fo:margin-right="-0.556cm" fo:text-indent="0cm" style:auto-text-indent="false" style:page-number="auto"/>
      <style:text-properties fo:font-size="16pt" style:font-size-asian="16pt" style:font-size-complex="16pt"/>
    </style:style>
    <style:style style:name="P6" style:family="paragraph" style:parent-style-name="Standard">
      <style:paragraph-properties fo:margin-left="0cm" fo:margin-right="-0.556cm" fo:text-indent="0cm" style:auto-text-indent="false"/>
      <style:text-properties fo:font-size="16pt" style:font-size-asian="16pt" style:font-size-complex="16pt"/>
    </style:style>
    <style:style style:name="P7" style:family="paragraph" style:parent-style-name="Standard">
      <style:paragraph-properties fo:margin-left="0cm" fo:margin-right="-0.556cm" fo:text-indent="0cm" style:auto-text-indent="false"/>
      <style:text-properties fo:font-size="18pt" style:font-size-asian="18pt" style:font-size-complex="18pt"/>
    </style:style>
    <style:style style:name="P8" style:family="paragraph" style:parent-style-name="Standard">
      <style:paragraph-properties fo:margin-left="0cm" fo:margin-right="-0.556cm" fo:text-indent="0cm" style:auto-text-indent="false"/>
      <style:text-properties fo:color="#0000ff" fo:font-size="16pt" style:font-size-asian="16pt" style:font-size-complex="16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text-properties fo:color="#0000cc" fo:font-size="16pt" style:font-size-asian="16pt" style:font-size-complex="16pt"/>
    </style:style>
    <style:style style:name="P11" style:family="paragraph" style:parent-style-name="Table_20_Contents">
      <style:text-properties fo:color="#0000ff" fo:font-size="16pt" style:font-size-asian="16pt" style:font-size-complex="16pt"/>
    </style:style>
    <style:style style:name="P12" style:family="paragraph" style:parent-style-name="Table_20_Contents">
      <style:paragraph-properties fo:margin-left="0.318cm" fo:margin-right="2.805cm" fo:text-indent="0cm" style:auto-text-indent="false" text:number-lines="false" text:line-number="0"/>
      <style:text-properties fo:font-size="16pt" style:font-size-asian="16pt" style:font-size-complex="16pt"/>
    </style:style>
    <style:style style:name="P13" style:family="paragraph" style:parent-style-name="Preformatted_20_Text">
      <style:text-properties fo:font-size="16pt" style:font-size-asian="16pt" style:font-size-complex="16pt"/>
    </style:style>
    <style:style style:name="T1" style:family="text">
      <style:text-properties fo:font-variant="normal" fo:text-transform="none" fo:color="#606060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Menlo" fo:font-size="9.75pt" fo:letter-spacing="normal" fo:font-style="normal" fo:font-weight="normal" fo:background-color="transparent"/>
    </style:style>
    <style:style style:name="T3" style:family="text">
      <style:text-properties fo:color="#444444" style:font-name="Open Sans" fo:font-size="12pt" fo:letter-spacing="normal" fo:font-weight="normal"/>
    </style:style>
    <style:style style:name="T4" style:family="text">
      <style:text-properties fo:color="#ff0000"/>
    </style:style>
    <style:style style:name="T5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AM, Route 53 : global service</text:p>
      <text:p text:style-name="P4"><text:s text:c="4"/></text:p>
      <text:p text:style-name="P4"><text:s text:c="4"/>vyprVPN</text:p>
      <text:p text:style-name="P4"/>
      <text:p text:style-name="P4">DNS </text:p>
      <text:p text:style-name="P1"/>
      <text:p text:style-name="P1"><text:s/>record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SOA</text:p>
          </table:table-cell>
          <table:table-cell table:style-name="Table1.A1" office:value-type="string">
            <text:p text:style-name="P9"><text:span text:style-name="T1">Start of Authority</text:span> </text:p>
          </table:table-cell>
          <table:table-cell table:style-name="Table1.C1" office:value-type="string">
            <text:p text:style-name="P1">name of the server, administrator, administrator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3"><text:span text:style-name="Source_20_Text"><text:span text:style-name="T2">ns1.dnsimple.com admin.dnsimple.com 2013022001 86400 7200 604800 300</text:span></text:span></text:p>
            <text:p text:style-name="P1"/>
          </table:table-cell>
        </table:table-row>
        <table:table-row>
          <table:table-cell table:style-name="Table1.A2" office:value-type="string">
            <text:p text:style-name="P9">NS</text:p>
          </table:table-cell>
          <table:table-cell table:style-name="Table1.A2" office:value-type="string">
            <text:p text:style-name="P9">Name server</text:p>
          </table:table-cell>
          <table:table-cell table:style-name="Table1.C2" office:value-type="string">
            <text:p text:style-name="P9"><text:span text:style-name="Emphasis"><text:span text:style-name="T3">ns-2048.awsdns-64.com</text:span></text:span> </text:p>
          </table:table-cell>
        </table:table-row>
        <table:table-row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Address record</text:p>
          </table:table-cell>
          <table:table-cell table:style-name="Table1.C2" office:value-type="string">
            <text:p text:style-name="P13"><text:span text:style-name="Source_20_Text"><text:span text:style-name="T2">api.dnsimple.com. <text:s text:c="6"/>59 <text:s text:c="5"/>IN <text:s text:c="5"/>A <text:s text:c="6"/>208.93.64.253</text:span></text:span></text:p>
            <text:p text:style-name="P9">ttl time to live, <text:span text:style-name="T4">nake domain names</text:span></text:p>
          </table:table-cell>
        </table:table-row>
        <table:table-row>
          <table:table-cell table:style-name="Table1.A2" office:value-type="string">
            <text:p text:style-name="P9"><text:s/>CNAME</text:p>
          </table:table-cell>
          <table:table-cell table:style-name="Table1.A2" office:value-type="string">
            <text:p text:style-name="P9"><text:s/>Canonical name</text:p>
          </table:table-cell>
          <table:table-cell table:style-name="Table1.C2" office:value-type="string">
            <text:p text:style-name="P12">Map dns names</text:p>
          </table:table-cell>
        </table:table-row>
        <table:table-row>
          <table:table-cell table:style-name="Table1.A2" office:value-type="string">
            <text:p text:style-name="P10">ALIAS 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>AWS resources, similiar to CNAM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1">Map Elastic load balance to ip adres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</table:table>
      <text:p text:style-name="P1"/>
      <text:p text:style-name="P5"><text:s/></text:p>
      <text:p text:style-name="P6"/>
      <text:p text:style-name="P6"/>
      <text:p text:style-name="P6">ELBs do not have predefined IP addresses, resolved as DNS names, uses alias record to resolve naked domain name to DNS name,</text:p>
      <text:p text:style-name="P6"/>
      <text:p text:style-name="P6">CNAME request is charged, Alias request is free</text:p>
      <text:p text:style-name="P6"/>
      <text:p text:style-name="P6">Choose <text:span text:style-name="T5">Alias Name</text:span> over CNAME</text:p>
      <text:p text:style-name="P6"/>
      <text:p text:style-name="P6"/>
      <text:p text:style-name="P6"><text:a xlink:type="simple" xlink:href="https://www.quora.com/How-do-I-route-my-GoDaddy-domain-name-to-my-Amazon-EC2-web-server" text:style-name="Internet_20_link" text:visited-style-name="Visited_20_Internet_20_Link">https://www.quora.com/How-do-I-route-my-GoDaddy-domain-name-to-my-Amazon-EC2-web-server</text:a></text:p>
      <text:p text:style-name="P6"><text:soft-page-break/></text:p>
      <text:p text:style-name="P6"/>
      <text:p text:style-name="P6"/>
      <text:p text:style-name="P6"/>
      <text:p text:style-name="P6">ELB elastic load balancer, with one region, balance instances in multi-AZ</text:p>
      <text:p text:style-name="P8">ELB no public IP address, have to resolve by DNS</text:p>
      <text:p text:style-name="P6"/>
      <text:p text:style-name="P7">routing policy: <text:s text:c="2"/>route among ELBs, health check, elb health check</text:p>
      <text:p text:style-name="P7"/>
      <text:list xml:id="list5346052375972244647" text:style-name="L1">
        <text:list-item>
          <text:p text:style-name="P2">simple <text:s text:c="2"/>one server, route 53 resolve DNS name</text:p>
        </text:list-item>
        <text:list-item>
          <text:p text:style-name="P2">weighted <text:s text:c="2"/>different region, or different ELBs</text:p>
        </text:list-item>
        <text:list-item>
          <text:p text:style-name="P2">latency <text:s text:c="5"/>response time</text:p>
        </text:list-item>
        <text:list-item>
          <text:p text:style-name="P2">fail over <text:s text:c="3"/>health check, active,passive</text:p>
        </text:list-item>
        <text:list-item>
          <text:p text:style-name="P2">geo location <text:s text:c="2"/>by continent, country, us , us st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Arial, sans-serif"/>
    <style:font-face style:name="Menlo" svg:font-family="Menlo, Monaco, Consolas, 'Courier New', monospace"/>
    <style:font-face style:name="Open Sans" svg:font-family="'Open Sans', 'Lucida Grande', 'Helvetica Neue', Aria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57cm" fo:margin-right="0.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7T09:45:12.21</meta:creation-date>
    <meta:generator>OpenOffice/4.1.3$Win32 OpenOffice.org_project/413m1$Build-9783</meta:generator>
    <dc:date>2017-06-17T14:49:20.42</dc:date>
    <meta:editing-duration>PT5H3M58S</meta:editing-duration>
    <meta:editing-cycles>22</meta:editing-cycles>
    <meta:document-statistic meta:table-count="1" meta:image-count="0" meta:object-count="0" meta:page-count="2" meta:paragraph-count="35" meta:word-count="167" meta:character-count="1139"/>
  </office:meta>
</office:document-meta>
</file>